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89.07mm" svg:height="212.61mm" svg:x="139.54mm" svg:y="1.88mm">
            <loext:p draw:notify-on-update-of-ranges="Sheet1.B2:Sheet1.B31 Sheet1.C1:Sheet1.C1 Sheet1.C2:Sheet1.C31 Sheet1.B2:Sheet1.B31 Sheet1.D1:Sheet1.D1 Sheet1.D2:Sheet1.D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KN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km/h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]*0.514444444" office:value-type="float" office:value="0.514444444" calcext:value-type="float">
            <text:p>0.514444444</text:p>
          </table:table-cell>
          <table:table-cell table:formula="of:=[.C2]*(360/1000)" office:value-type="float" office:value="0.18519999984" calcext:value-type="float">
            <text:p>0.185199999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3]*0.514444444" office:value-type="float" office:value="1.028888888" calcext:value-type="float">
            <text:p>1.028888888</text:p>
          </table:table-cell>
          <table:table-cell table:formula="of:=[.C3]*(360/1000)" office:value-type="float" office:value="0.37039999968" calcext:value-type="float">
            <text:p>0.370399999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4]*0.514444444" office:value-type="float" office:value="1.543333332" calcext:value-type="float">
            <text:p>1.543333332</text:p>
          </table:table-cell>
          <table:table-cell table:formula="of:=[.C4]*(360/1000)" office:value-type="float" office:value="0.55559999952" calcext:value-type="float">
            <text:p>0.555599999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5]*0.514444444" office:value-type="float" office:value="2.057777776" calcext:value-type="float">
            <text:p>2.057777776</text:p>
          </table:table-cell>
          <table:table-cell table:formula="of:=[.C5]*(360/1000)" office:value-type="float" office:value="0.74079999936" calcext:value-type="float">
            <text:p>0.740799999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6]*0.514444444" office:value-type="float" office:value="2.57222222" calcext:value-type="float">
            <text:p>2.57222222</text:p>
          </table:table-cell>
          <table:table-cell table:formula="of:=[.C6]*(360/1000)" office:value-type="float" office:value="0.9259999992" calcext:value-type="float">
            <text:p>0.925999999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7]*0.514444444" office:value-type="float" office:value="3.086666664" calcext:value-type="float">
            <text:p>3.086666664</text:p>
          </table:table-cell>
          <table:table-cell table:formula="of:=[.C7]*(360/1000)" office:value-type="float" office:value="1.11119999904" calcext:value-type="float">
            <text:p>1.11119999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B8]*0.514444444" office:value-type="float" office:value="3.601111108" calcext:value-type="float">
            <text:p>3.601111108</text:p>
          </table:table-cell>
          <table:table-cell table:formula="of:=[.C8]*(360/1000)" office:value-type="float" office:value="1.29639999888" calcext:value-type="float">
            <text:p>1.296399998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9]*0.514444444" office:value-type="float" office:value="4.115555552" calcext:value-type="float">
            <text:p>4.115555552</text:p>
          </table:table-cell>
          <table:table-cell table:formula="of:=[.C9]*(360/1000)" office:value-type="float" office:value="1.48159999872" calcext:value-type="float">
            <text:p>1.481599998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B10]*0.514444444" office:value-type="float" office:value="4.629999996" calcext:value-type="float">
            <text:p>4.629999996</text:p>
          </table:table-cell>
          <table:table-cell table:formula="of:=[.C10]*(360/1000)" office:value-type="float" office:value="1.66679999856" calcext:value-type="float">
            <text:p>1.666799998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11]*0.514444444" office:value-type="float" office:value="5.14444444" calcext:value-type="float">
            <text:p>5.14444444</text:p>
          </table:table-cell>
          <table:table-cell table:formula="of:=[.C11]*(360/1000)" office:value-type="float" office:value="1.8519999984" calcext:value-type="float">
            <text:p>1.851999998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12]*0.514444444" office:value-type="float" office:value="5.658888884" calcext:value-type="float">
            <text:p>5.658888884</text:p>
          </table:table-cell>
          <table:table-cell table:formula="of:=[.C12]*(360/1000)" office:value-type="float" office:value="2.03719999824" calcext:value-type="float">
            <text:p>2.037199998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B13]*0.514444444" office:value-type="float" office:value="6.173333328" calcext:value-type="float">
            <text:p>6.173333328</text:p>
          </table:table-cell>
          <table:table-cell table:formula="of:=[.C13]*(360/1000)" office:value-type="float" office:value="2.22239999808" calcext:value-type="float">
            <text:p>2.222399998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B14]*0.514444444" office:value-type="float" office:value="6.687777772" calcext:value-type="float">
            <text:p>6.687777772</text:p>
          </table:table-cell>
          <table:table-cell table:formula="of:=[.C14]*(360/1000)" office:value-type="float" office:value="2.40759999792" calcext:value-type="float">
            <text:p>2.4075999979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15]*0.514444444" office:value-type="float" office:value="7.202222216" calcext:value-type="float">
            <text:p>7.202222216</text:p>
          </table:table-cell>
          <table:table-cell table:formula="of:=[.C15]*(360/1000)" office:value-type="float" office:value="2.59279999776" calcext:value-type="float">
            <text:p>2.592799997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16]*0.514444444" office:value-type="float" office:value="7.71666666" calcext:value-type="float">
            <text:p>7.71666666</text:p>
          </table:table-cell>
          <table:table-cell table:formula="of:=[.C16]*(360/1000)" office:value-type="float" office:value="2.7779999976" calcext:value-type="float">
            <text:p>2.777999997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B17]*0.514444444" office:value-type="float" office:value="8.231111104" calcext:value-type="float">
            <text:p>8.231111104</text:p>
          </table:table-cell>
          <table:table-cell table:formula="of:=[.C17]*(360/1000)" office:value-type="float" office:value="2.96319999744" calcext:value-type="float">
            <text:p>2.963199997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18]*0.514444444" office:value-type="float" office:value="8.745555548" calcext:value-type="float">
            <text:p>8.745555548</text:p>
          </table:table-cell>
          <table:table-cell table:formula="of:=[.C18]*(360/1000)" office:value-type="float" office:value="3.14839999728" calcext:value-type="float">
            <text:p>3.148399997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B19]*0.514444444" office:value-type="float" office:value="9.259999992" calcext:value-type="float">
            <text:p>9.259999992</text:p>
          </table:table-cell>
          <table:table-cell table:formula="of:=[.C19]*(360/1000)" office:value-type="float" office:value="3.33359999712" calcext:value-type="float">
            <text:p>3.333599997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B20]*0.514444444" office:value-type="float" office:value="9.774444436" calcext:value-type="float">
            <text:p>9.774444436</text:p>
          </table:table-cell>
          <table:table-cell table:formula="of:=[.C20]*(360/1000)" office:value-type="float" office:value="3.51879999696" calcext:value-type="float">
            <text:p>3.51879999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21]*0.514444444" office:value-type="float" office:value="10.28888888" calcext:value-type="float">
            <text:p>10.28888888</text:p>
          </table:table-cell>
          <table:table-cell table:formula="of:=[.C21]*(360/1000)" office:value-type="float" office:value="3.7039999968" calcext:value-type="float">
            <text:p>3.7039999968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B22]*0.514444444" office:value-type="float" office:value="10.803333324" calcext:value-type="float">
            <text:p>10.803333324</text:p>
          </table:table-cell>
          <table:table-cell table:formula="of:=[.C22]*(360/1000)" office:value-type="float" office:value="3.88919999664" calcext:value-type="float">
            <text:p>3.889199996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B23]*0.514444444" office:value-type="float" office:value="11.317777768" calcext:value-type="float">
            <text:p>11.317777768</text:p>
          </table:table-cell>
          <table:table-cell table:formula="of:=[.C23]*(360/1000)" office:value-type="float" office:value="4.07439999648" calcext:value-type="float">
            <text:p>4.074399996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B24]*0.514444444" office:value-type="float" office:value="11.832222212" calcext:value-type="float">
            <text:p>11.832222212</text:p>
          </table:table-cell>
          <table:table-cell table:formula="of:=[.C24]*(360/1000)" office:value-type="float" office:value="4.25959999632" calcext:value-type="float">
            <text:p>4.259599996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B25]*0.514444444" office:value-type="float" office:value="12.346666656" calcext:value-type="float">
            <text:p>12.346666656</text:p>
          </table:table-cell>
          <table:table-cell table:formula="of:=[.C25]*(360/1000)" office:value-type="float" office:value="4.44479999616" calcext:value-type="float">
            <text:p>4.444799996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26]*0.514444444" office:value-type="float" office:value="12.8611111" calcext:value-type="float">
            <text:p>12.8611111</text:p>
          </table:table-cell>
          <table:table-cell table:formula="of:=[.C26]*(360/1000)" office:value-type="float" office:value="4.629999996" calcext:value-type="float">
            <text:p>4.62999999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B27]*0.514444444" office:value-type="float" office:value="13.375555544" calcext:value-type="float">
            <text:p>13.375555544</text:p>
          </table:table-cell>
          <table:table-cell table:formula="of:=[.C27]*(360/1000)" office:value-type="float" office:value="4.81519999584" calcext:value-type="float">
            <text:p>4.8151999958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B28]*0.514444444" office:value-type="float" office:value="13.889999988" calcext:value-type="float">
            <text:p>13.889999988</text:p>
          </table:table-cell>
          <table:table-cell table:formula="of:=[.C28]*(360/1000)" office:value-type="float" office:value="5.00039999568" calcext:value-type="float">
            <text:p>5.000399995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B29]*0.514444444" office:value-type="float" office:value="14.404444432" calcext:value-type="float">
            <text:p>14.404444432</text:p>
          </table:table-cell>
          <table:table-cell table:formula="of:=[.C29]*(360/1000)" office:value-type="float" office:value="5.18559999552" calcext:value-type="float">
            <text:p>5.185599995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B30]*0.514444444" office:value-type="float" office:value="14.918888876" calcext:value-type="float">
            <text:p>14.918888876</text:p>
          </table:table-cell>
          <table:table-cell table:formula="of:=[.C30]*(360/1000)" office:value-type="float" office:value="5.37079999536" calcext:value-type="float">
            <text:p>5.370799995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31]*0.514444444" office:value-type="float" office:value="15.43333332" calcext:value-type="float">
            <text:p>15.43333332</text:p>
          </table:table-cell>
          <table:table-cell table:formula="of:=[.C31]*(360/1000)" office:value-type="float" office:value="5.5559999952" calcext:value-type="float">
            <text:p>5.55599999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 style:data-style-name="N2" text:time-value="02:22:38.3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01:37:21.144000000</meta:creation-date>
    <dc:date>2016-07-21T02:36:05.897000000</dc:date>
    <meta:editing-duration>PT27M58S</meta:editing-duration>
    <meta:editing-cycles>5</meta:editing-cycles>
    <meta:generator>LibreOffice/5.1.3.2$Windows_x86 LibreOffice_project/644e4637d1d8544fd9f56425bd6cec110e49301b</meta:generator>
    <meta:document-statistic meta:table-count="1" meta:cell-count="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ourier New'" style:font-style-name="Bold" style:font-family-generic="modern" style:font-pitch="fixed"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Courier New'" style:font-style-name="Bold" style:font-family-generic="modern" style:font-pitch="fixed" fo:font-size="10pt" fo:font-weight="bold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30" chart:origin="0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1pt" fo:font-weight="bold" style:font-size-asian="10pt" style:font-size-complex="10pt"/>
    </style:style>
    <style:style style:name="ch6" style:family="chart">
      <style:chart-properties style:rotation-angle="0"/>
      <style:text-properties fo:font-family="'Courier New'" style:font-style-name="Bold" style:font-family-generic="modern" style:font-pitch="fixed" fo:font-size="9pt" fo:font-weight="bold" style:font-size-asian="9pt" style:font-size-complex="9pt"/>
    </style:style>
    <style:style style:name="ch7" style:family="chart">
      <style:graphic-properties svg:stroke-width="0.05cm" svg:stroke-color="#808080"/>
    </style:style>
    <style:style style:name="ch8" style:family="chart">
      <style:graphic-properties svg:stroke-width="0.05cm" svg:stroke-color="#b2b2b2"/>
    </style:style>
    <style:style style:name="ch9" style:family="chart" style:data-style-name="N0">
      <style:chart-properties chart:display-label="true" chart:logarithmic="false" chart:minimum="0" chart:maximum="16" chart:origin="0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family="'Courier New'" style:font-style-name="Regular" style:font-family-generic="modern" style:font-pitch="fixed" fo:font-size="12pt" fo:font-weight="bold" style:font-size-asian="10pt" style:font-size-complex="10pt"/>
    </style:style>
    <style:style style:name="ch10" style:family="chart">
      <style:chart-properties style:rotation-angle="270"/>
      <style:text-properties fo:font-family="'Courier New'" style:font-style-name="Bold" style:font-family-generic="modern" style:font-pitch="fixed" fo:font-size="10pt" fo:font-weight="bold" style:font-size-asian="9pt" style:font-size-complex="9pt"/>
    </style:style>
    <style:style style:name="ch11" style:family="chart">
      <style:graphic-properties svg:stroke-width="0.02cm" svg:stroke-color="#808080"/>
    </style:style>
    <style:style style:name="ch12" style:family="chart">
      <style:graphic-properties draw:stroke-dash="Ultrafine_20_Dashed" svg:stroke-width="0.02cm" svg:stroke-color="#b2b2b2"/>
    </style:style>
    <style:style style:name="ch13" style:family="chart" style:data-style-name="N0">
      <style:chart-properties chart:symbol-type="none" chart:link-data-style-to-source="true"/>
      <style:graphic-properties svg:stroke-width="0.1cm" svg:stroke-color="#000000" draw:fill-color="#0000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Ultrafine_20_Dashed" svg:stroke-width="0.2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908cm" svg:height="21.262cm" xlink:href=".." xlink:type="simple" chart:class="chart:scatter" chart:style-name="ch1">
        <chart:title svg:x="11.164cm" svg:y="0.143cm" chart:style-name="ch2">
          <text:p>Speed Conversion Chart</text:p>
        </chart:title>
        <chart:legend svg:x="24.771cm" svg:y="17.569cm" style:legend-expansion="custom" chartooo:width="2.781cm" chartooo:height="1.15cm" style:legend-expansion-aspect-ratio="2.41826086956522" chart:style-name="ch3"/>
        <chart:plot-area chart:style-name="ch4" table:cell-range-address="Sheet1.B2:Sheet1.D31 Sheet1.C1:Sheet1.D1" chart:data-source-has-labels="row" svg:x="0.334cm" svg:y="0.976cm" svg:width="27.492cm" svg:height="19.527cm">
          <chartooo:coordinate-region svg:x="1.114cm" svg:y="1.215cm" svg:width="26.499cm" svg:height="18.588cm"/>
          <chart:axis chart:dimension="x" chart:name="primary-x" chart:style-name="ch5">
            <chart:title svg:x="13.858cm" svg:y="20.567cm" chart:style-name="ch6">
              <text:p>Knots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895cm" svg:y="10.031cm" chart:style-name="ch10">
              <text:p>ms / kmh</text:p>
            </chart:title>
            <chart:grid chart:style-name="ch11" chart:class="major"/>
            <chart:grid chart:style-name="ch12" chart:class="minor"/>
          </chart:axis>
          <chart:series chart:style-name="ch13" chart:values-cell-range-address="Sheet1.C2:Sheet1.C31" chart:label-cell-address="Sheet1.C1:Sheet1.C1" chart:class="chart:scatter">
            <chart:domain table:cell-range-address="Sheet1.B2:Sheet1.B31"/>
            <chart:data-point chart:repeated="30"/>
          </chart:series>
          <chart:series chart:style-name="ch14" chart:values-cell-range-address="Sheet1.D2:Sheet1.D31" chart:label-cell-address="Sheet1.D1:Sheet1.D1" chart:class="chart:scatter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/s</text:p>
                <draw:g>
                  <svg:desc>Sheet1.C1:Sheet1.C1</svg:desc>
                </draw:g>
              </table:table-cell>
              <table:table-cell office:value-type="string">
                <text:p>km/h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31</svg:desc>
                </draw:g>
              </table:table-cell>
              <table:table-cell office:value-type="float" office:value="0.514444444">
                <text:p>0.514444444</text:p>
                <draw:g>
                  <svg:desc>Sheet1.C2:Sheet1.C31</svg:desc>
                </draw:g>
              </table:table-cell>
              <table:table-cell office:value-type="float" office:value="0.18519999984">
                <text:p>0.18519999984</text:p>
                <draw:g>
                  <svg:desc>Sheet1.D2:Sheet1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028888888">
                <text:p>1.028888888</text:p>
              </table:table-cell>
              <table:table-cell office:value-type="float" office:value="0.37039999968">
                <text:p>0.370399999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543333332">
                <text:p>1.543333332</text:p>
              </table:table-cell>
              <table:table-cell office:value-type="float" office:value="0.55559999952">
                <text:p>0.55559999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057777776">
                <text:p>2.057777776</text:p>
              </table:table-cell>
              <table:table-cell office:value-type="float" office:value="0.74079999936">
                <text:p>0.740799999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57222222">
                <text:p>2.57222222</text:p>
              </table:table-cell>
              <table:table-cell office:value-type="float" office:value="0.9259999992">
                <text:p>0.9259999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086666664">
                <text:p>3.086666664</text:p>
              </table:table-cell>
              <table:table-cell office:value-type="float" office:value="1.11119999904">
                <text:p>1.111199999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601111108">
                <text:p>3.601111108</text:p>
              </table:table-cell>
              <table:table-cell office:value-type="float" office:value="1.29639999888">
                <text:p>1.296399998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115555552">
                <text:p>4.115555552</text:p>
              </table:table-cell>
              <table:table-cell office:value-type="float" office:value="1.48159999872">
                <text:p>1.481599998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629999996">
                <text:p>4.629999996</text:p>
              </table:table-cell>
              <table:table-cell office:value-type="float" office:value="1.66679999856">
                <text:p>1.666799998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14444444">
                <text:p>5.14444444</text:p>
              </table:table-cell>
              <table:table-cell office:value-type="float" office:value="1.8519999984">
                <text:p>1.85199999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.658888884">
                <text:p>5.658888884</text:p>
              </table:table-cell>
              <table:table-cell office:value-type="float" office:value="2.03719999824">
                <text:p>2.037199998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.173333328">
                <text:p>6.173333328</text:p>
              </table:table-cell>
              <table:table-cell office:value-type="float" office:value="2.22239999808">
                <text:p>2.222399998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.687777772">
                <text:p>6.687777772</text:p>
              </table:table-cell>
              <table:table-cell office:value-type="float" office:value="2.40759999792">
                <text:p>2.407599997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202222216">
                <text:p>7.202222216</text:p>
              </table:table-cell>
              <table:table-cell office:value-type="float" office:value="2.59279999776">
                <text:p>2.592799997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.71666666">
                <text:p>7.71666666</text:p>
              </table:table-cell>
              <table:table-cell office:value-type="float" office:value="2.7779999976">
                <text:p>2.77799999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231111104">
                <text:p>8.231111104</text:p>
              </table:table-cell>
              <table:table-cell office:value-type="float" office:value="2.96319999744">
                <text:p>2.963199997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.745555548">
                <text:p>8.745555548</text:p>
              </table:table-cell>
              <table:table-cell office:value-type="float" office:value="3.14839999728">
                <text:p>3.148399997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.259999992">
                <text:p>9.259999992</text:p>
              </table:table-cell>
              <table:table-cell office:value-type="float" office:value="3.33359999712">
                <text:p>3.333599997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.774444436">
                <text:p>9.774444436</text:p>
              </table:table-cell>
              <table:table-cell office:value-type="float" office:value="3.51879999696">
                <text:p>3.518799996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.28888888">
                <text:p>10.28888888</text:p>
              </table:table-cell>
              <table:table-cell office:value-type="float" office:value="3.7039999968">
                <text:p>3.70399999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0.803333324">
                <text:p>10.803333324</text:p>
              </table:table-cell>
              <table:table-cell office:value-type="float" office:value="3.88919999664">
                <text:p>3.889199996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1.317777768">
                <text:p>11.317777768</text:p>
              </table:table-cell>
              <table:table-cell office:value-type="float" office:value="4.07439999648">
                <text:p>4.074399996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1.832222212">
                <text:p>11.832222212</text:p>
              </table:table-cell>
              <table:table-cell office:value-type="float" office:value="4.25959999632">
                <text:p>4.259599996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2.346666656">
                <text:p>12.346666656</text:p>
              </table:table-cell>
              <table:table-cell office:value-type="float" office:value="4.44479999616">
                <text:p>4.444799996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2.8611111">
                <text:p>12.8611111</text:p>
              </table:table-cell>
              <table:table-cell office:value-type="float" office:value="4.629999996">
                <text:p>4.6299999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3.375555544">
                <text:p>13.375555544</text:p>
              </table:table-cell>
              <table:table-cell office:value-type="float" office:value="4.81519999584">
                <text:p>4.815199995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3.889999988">
                <text:p>13.889999988</text:p>
              </table:table-cell>
              <table:table-cell office:value-type="float" office:value="5.00039999568">
                <text:p>5.000399995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4.404444432">
                <text:p>14.404444432</text:p>
              </table:table-cell>
              <table:table-cell office:value-type="float" office:value="5.18559999552">
                <text:p>5.185599995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4.918888876">
                <text:p>14.918888876</text:p>
              </table:table-cell>
              <table:table-cell office:value-type="float" office:value="5.37079999536">
                <text:p>5.370799995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5.43333332">
                <text:p>15.43333332</text:p>
              </table:table-cell>
              <table:table-cell office:value-type="float" office:value="5.5559999952">
                <text:p>5.55599999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